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6239" officeooo:paragraph-rsid="00076239"/>
    </style:style>
    <style:style style:name="P2" style:family="paragraph" style:parent-style-name="Standard" style:list-style-name="L2">
      <style:text-properties officeooo:rsid="00076239" officeooo:paragraph-rsid="00076239"/>
    </style:style>
    <style:style style:name="P3" style:family="paragraph" style:parent-style-name="Standard" style:list-style-name="L3">
      <style:text-properties officeooo:rsid="00076239" officeooo:paragraph-rsid="00076239"/>
    </style:style>
    <style:style style:name="P4" style:family="paragraph" style:parent-style-name="Standard" style:list-style-name="L6">
      <style:text-properties officeooo:rsid="00076239" officeooo:paragraph-rsid="00076239"/>
    </style:style>
    <style:style style:name="P5" style:family="paragraph" style:parent-style-name="Standard" style:list-style-name="L7">
      <style:text-properties officeooo:rsid="00076239" officeooo:paragraph-rsid="00076239"/>
    </style:style>
    <style:style style:name="P6" style:family="paragraph" style:parent-style-name="Standard" style:list-style-name="L8">
      <style:text-properties officeooo:rsid="00076239" officeooo:paragraph-rsid="00076239"/>
    </style:style>
    <style:style style:name="P7" style:family="paragraph" style:parent-style-name="Standard">
      <style:text-properties officeooo:paragraph-rsid="00076239"/>
    </style:style>
    <style:style style:name="P8" style:family="paragraph" style:parent-style-name="Standard" style:list-style-name="L2">
      <style:text-properties officeooo:paragraph-rsid="00076239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076239" officeooo:paragraph-rsid="00076239" style:font-size-asian="16pt" style:font-weight-asian="bold" style:font-size-complex="16pt" style:font-weight-complex="bold"/>
    </style:style>
    <style:style style:name="T1" style:family="text">
      <style:text-properties officeooo:rsid="000762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6239" style:font-weight-asian="bold" style:font-weight-complex="bold"/>
    </style:style>
    <style:style style:name="T4" style:family="text">
      <style:text-properties fo:font-weight="bold" officeooo:rsid="000a7248" style:font-weight-asian="bold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officeooo:rsid="000a72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orma d’indicar les claus als diagrames E/R:</text:p>
      <text:p text:style-name="P9"/>
      <text:list xml:id="list6584417068279946011" text:style-name="L2">
        <text:list-item>
          <text:p text:style-name="P8"><text:span text:style-name="T1">Clau Principal – </text:span><text:span text:style-name="T3">PK </text:span></text:p>
          <text:p text:style-name="P8"><text:span text:style-name="T3"/></text:p>
        </text:list-item>
      </text:list>
      <text:list xml:id="list5572075401009375950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El ‘xupa-xup’ negre</text:p>
                        </text:list-item>
                        <text:list-item>
                          <text:p text:style-name="P6">Subratllat</text:p>
                        </text:list-item>
                        <text:list-item>
                          <text:p text:style-name="P6">Si està formada per més d’un camp s’agruparan els camps amb <text:span text:style-name="T5">]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list xml:id="list91017082790611" text:continue-list="list6584417068279946011" text:style-name="L2">
        <text:list-item>
          <text:p text:style-name="P2">Clau Única – Clau secundària – Clau candidata - <text:span text:style-name="T4">UK</text:span></text:p>
        </text:list-item>
      </text:list>
      <text:p text:style-name="P1"><text:tab/><text:tab/><text:tab/></text:p>
      <text:list xml:id="list7641787153126018555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Subratllat amb guions</text:p>
                        </text:list-item>
                        <text:list-item>
                          <text:p text:style-name="P4">Si està formada per més d’un camp s’agruparan els camps amb <text:span text:style-name="T5">]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1017282709279" text:continue-list="list91017082790611" text:style-name="L2">
        <text:list-item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  <text:p text:style-name="P1"/>
      <text:list xml:id="list91016705604698" text:continue-numbering="true" text:style-name="L2">
        <text:list-item>
          <text:p text:style-name="P2">Clau Forana – <text:span text:style-name="T4">FK</text:span></text:p>
          <text:p text:style-name="P2"><text:span text:style-name="T4"/></text:p>
        </text:list-item>
      </text:list>
      <text:list xml:id="list7786272216059930912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Subratllat amb punts</text:p>
                        </text:list-item>
                        <text:list-item>
                          <text:p text:style-name="P5">Si està formada per més d’un camp s’agruparan els camps amb <text:span text:style-name="T5">]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8:58:36.329501027</meta:creation-date>
    <dc:date>2017-11-07T09:06:44.056496159</dc:date>
    <meta:editing-duration>PT8M6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1" meta:paragraph-count="12" meta:word-count="77" meta:character-count="399" meta:non-whitespace-character-count="335"/>
  </office:meta>
</office:document-meta>
</file>